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ionListFilter.endElement( String uri , String loc ,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lectionListFilter.startElement( String uri , String loc , String raw , Attributes 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lectionListFilter.SelectionListFilter( String filterValue , ContentHandler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